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fff200" fo:border="0.06pt solid #000000"/>
    </style:style>
    <style:style style:name="ce19" style:family="table-cell" style:parent-style-name="Default" style:data-style-name="N110">
      <style:table-cell-properties fo:background-color="#fff200" fo:border="0.06pt solid #000000"/>
    </style:style>
    <style:style style:name="ce20" style:family="table-cell" style:parent-style-name="Default" style:data-style-name="N110">
      <style:table-cell-properties fo:background-color="#89c765" fo:border="0.06pt solid #000000"/>
    </style:style>
    <style:style style:name="ce21" style:family="table-cell" style:parent-style-name="Default">
      <style:table-cell-properties fo:background-color="#fff200" fo:border="0.06pt solid #000000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7477b8" fo:border="0.06pt solid #000000"/>
    </style:style>
    <style:style style:name="ce2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table:style-name="ce17"/>
          <table:table-cell table:style-name="ce17" office:value-type="string" calcext:value-type="string">
            <text:p>Cur[0] type1</text:p>
          </table:table-cell>
          <table:table-cell table:style-name="ce17" office:value-type="string" calcext:value-type="string">
            <text:p>Type2 2</text:p>
          </table:table-cell>
          <table:table-cell table:style-name="ce17" office:value-type="string" calcext:value-type="string">
            <text:p>Type2 3</text:p>
          </table:table-cell>
          <table:table-cell table:style-name="ce17" office:value-type="string" calcext:value-type="string">
            <text:p>Type2 4</text:p>
          </table:table-cell>
          <table:table-cell table:style-name="ce17" office:value-type="string" calcext:value-type="string">
            <text:p>изм</text:p>
          </table:table-cell>
          <table:table-cell/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изм</text:p>
          </table:table-cell>
          <table:table-cell table:number-columns-repeated="3"/>
        </table:table-row>
        <table:table-row table:style-name="ro1">
          <table:table-cell table:style-name="ce17"/>
          <table:table-cell table:style-name="ce18" office:value-type="float" office:value="10.179" calcext:value-type="float">
            <text:p>10,179</text:p>
          </table:table-cell>
          <table:table-cell table:number-columns-repeated="3" table:style-name="ce18" office:value-type="float" office:value="5.03" calcext:value-type="float">
            <text:p>5,03</text:p>
          </table:table-cell>
          <table:table-cell table:style-name="ce23" office:value-type="float" office:value="7.15" calcext:value-type="float">
            <text:p>7,15</text:p>
          </table:table-cell>
          <table:table-cell/>
          <table:table-cell table:style-name="ce17" office:value-type="string" calcext:value-type="string">
            <text:p>напр</text:p>
          </table:table-cell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213" calcext:value-type="float">
            <text:p>213</text:p>
          </table:table-cell>
          <table:table-cell table:style-name="ce18" office:value-type="float" office:value="211" calcext:value-type="float">
            <text:p>211</text:p>
          </table:table-cell>
          <table:table-cell table:style-name="ce18" office:value-type="float" office:value="214" calcext:value-type="float">
            <text:p>214</text:p>
          </table:table-cell>
          <table:table-cell table:style-name="ce23" office:value-type="float" office:value="210.62" calcext:value-type="float">
            <text:p>210,6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коэф</text:p>
          </table:table-cell>
          <table:table-cell table:style-name="ce19" office:value-type="float" office:value="10.119" calcext:value-type="float">
            <text:p>10,119</text:p>
          </table:table-cell>
          <table:table-cell table:number-columns-repeated="3" table:style-name="ce21" office:value-type="float" office:value="14.559" calcext:value-type="float">
            <text:p>14,559</text:p>
          </table:table-cell>
          <table:table-cell table:style-name="ce17"/>
          <table:table-cell/>
          <table:table-cell table:style-name="ce17" office:value-type="string" calcext:value-type="string">
            <text:p>коэф</text:p>
          </table:table-cell>
          <table:table-cell table:style-name="ce19" office:value-type="float" office:value="4.247" calcext:value-type="float">
            <text:p>4,247</text:p>
          </table:table-cell>
          <table:table-cell table:style-name="ce19" office:value-type="float" office:value="4.242" calcext:value-type="float">
            <text:p>4,242</text:p>
          </table:table-cell>
          <table:table-cell table:style-name="ce19" office:value-type="float" office:value="4.26" calcext:value-type="float">
            <text:p>4,260</text:p>
          </table:table-cell>
          <table:table-cell table:style-name="ce19" office:value-type="float" office:value="4.223" calcext:value-type="float">
            <text:p>4,223</text:p>
          </table:table-cell>
          <table:table-cell table:style-name="ce17"/>
          <table:table-cell table:number-columns-repeated="3"/>
        </table:table-row>
        <table:table-row table:style-name="ro1">
          <table:table-cell table:style-name="ce17" office:value-type="string" calcext:value-type="string">
            <text:p>нов коэф</text:p>
          </table:table-cell>
          <table:table-cell table:style-name="ce20" table:formula="of:=[.B2]*[.B3]/[.$F$2]" office:value-type="float" office:value="14.4057763636364" calcext:value-type="float">
            <text:p>14,406</text:p>
          </table:table-cell>
          <table:table-cell table:style-name="ce20" table:formula="of:=[.C2]*[.C3]/[.$F$2]" office:value-type="float" office:value="10.2422055944056" calcext:value-type="float">
            <text:p>10,242</text:p>
          </table:table-cell>
          <table:table-cell table:style-name="ce20" table:formula="of:=[.D2]*[.D3]/[.$F$2]" office:value-type="float" office:value="10.2422055944056" calcext:value-type="float">
            <text:p>10,242</text:p>
          </table:table-cell>
          <table:table-cell table:style-name="ce20" table:formula="of:=[.E2]*[.E3]/[.$F$2]" office:value-type="float" office:value="10.2422055944056" calcext:value-type="float">
            <text:p>10,242</text:p>
          </table:table-cell>
          <table:table-cell table:style-name="ce24"/>
          <table:table-cell/>
          <table:table-cell table:style-name="ce17" office:value-type="string" calcext:value-type="string">
            <text:p>нов коэф</text:p>
          </table:table-cell>
          <table:table-cell table:style-name="ce20" table:formula="of:=[.I2]*[.I3]/[.$M$2]" office:value-type="float" office:value="4.21433387142722" calcext:value-type="float">
            <text:p>4,214</text:p>
          </table:table-cell>
          <table:table-cell table:style-name="ce20" table:formula="of:=[.J2]*[.J3]/[.$M$2]" office:value-type="float" office:value="4.28993447915678" calcext:value-type="float">
            <text:p>4,290</text:p>
          </table:table-cell>
          <table:table-cell table:style-name="ce20" table:formula="of:=[.K2]*[.K3]/[.$M$2]" office:value-type="float" office:value="4.2676858797835" calcext:value-type="float">
            <text:p>4,268</text:p>
          </table:table-cell>
          <table:table-cell table:style-name="ce20" table:formula="of:=[.L2]*[.L3]/[.$M$2]" office:value-type="float" office:value="4.29077010730225" calcext:value-type="float">
            <text:p>4,291</text:p>
          </table:table-cell>
          <table:table-cell table:style-name="ce24"/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style-name="ce22"/>
          <table:table-cell table:number-columns-repeated="12"/>
        </table:table-row>
        <table:table-row table:style-name="ro1">
          <table:table-cell table:number-columns-repeated="6"/>
          <table:table-cell table:style-name="ce22"/>
          <table:table-cell table:number-columns-repeated="9"/>
        </table:table-row>
        <table:table-row table:style-name="ro1">
          <table:table-cell/>
          <table:table-cell office:value-type="string" calcext:value-type="string">
            <text:p>V0</text:p>
          </table:table-cell>
          <table:table-cell office:value-type="string" calcext:value-type="string">
            <text:p>V1</text:p>
          </table:table-cell>
          <table:table-cell table:style-name="ce22"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Счетчик</text:p>
          </table:table-cell>
          <table:table-cell table:style-name="ce22"/>
          <table:table-cell office:value-type="string" calcext:value-type="string">
            <text:p>C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Счетчик</text:p>
          </table:table-cell>
        </table:table-row>
        <table:table-row table:style-name="ro1">
          <table:table-cell/>
          <table:table-cell office:value-type="float" office:value="920" calcext:value-type="float">
            <text:p>920</text:p>
          </table:table-cell>
          <table:table-cell office:value-type="float" office:value="914" calcext:value-type="float">
            <text:p>914</text:p>
          </table:table-cell>
          <table:table-cell office:value-type="float" office:value="927" calcext:value-type="float">
            <text:p>927</text:p>
          </table:table-cell>
          <table:table-cell office:value-type="float" office:value="920" calcext:value-type="float">
            <text:p>920</text:p>
          </table:table-cell>
          <table:table-cell office:value-type="float" office:value="929" calcext:value-type="float">
            <text:p>929</text:p>
          </table:table-cell>
          <table:table-cell office:value-type="float" office:value="933" calcext:value-type="float">
            <text:p>933</text:p>
          </table:table-cell>
          <table:table-cell office:value-type="float" office:value="217.828" calcext:value-type="float">
            <text:p>217,828</text:p>
          </table:table-cell>
          <table:table-cell/>
          <table:table-cell table:number-columns-repeated="2"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float" office:value="115" calcext:value-type="float">
            <text:p>115</text:p>
          </table:table-cell>
          <table:table-cell office:value-type="float" office:value="7.771" calcext:value-type="float">
            <text:p>7,771</text:p>
          </table:table-cell>
        </table:table-row>
        <table:table-row table:style-name="ro1">
          <table:table-cell office:value-type="string" calcext:value-type="string">
            <text:p>Коэфф</text:p>
          </table:table-cell>
          <table:table-cell table:formula="of:=[.B9]/[.H9]" office:value-type="float" office:value="4.22351580145803" calcext:value-type="float">
            <text:p>4,22351580145803</text:p>
          </table:table-cell>
          <table:table-cell table:formula="of:=[.C9]/[.H9]" office:value-type="float" office:value="4.19597113318765" calcext:value-type="float">
            <text:p>4,19597113318765</text:p>
          </table:table-cell>
          <table:table-cell table:formula="of:=[.D9]/[.H9]" office:value-type="float" office:value="4.25565124777347" calcext:value-type="float">
            <text:p>4,25565124777347</text:p>
          </table:table-cell>
          <table:table-cell table:formula="of:=[.E9]/[.H9]" office:value-type="float" office:value="4.22351580145803" calcext:value-type="float">
            <text:p>4,22351580145803</text:p>
          </table:table-cell>
          <table:table-cell table:formula="of:=[.F9]/[.H9]" office:value-type="float" office:value="4.2648328038636" calcext:value-type="float">
            <text:p>4,2648328038636</text:p>
          </table:table-cell>
          <table:table-cell table:formula="of:=[.G9]/[.H9]" office:value-type="float" office:value="4.28319591604385" calcext:value-type="float">
            <text:p>4,28319591604385</text:p>
          </table:table-cell>
          <table:table-cell/>
          <table:table-cell office:value-type="string" calcext:value-type="string">
            <text:p>Коэфф</text:p>
          </table:table-cell>
          <table:table-cell table:formula="of:=[.J9]/[.P9]" office:value-type="float" office:value="14.5412430832583" calcext:value-type="float">
            <text:p>14,5412430832583</text:p>
          </table:table-cell>
          <table:table-cell table:formula="of:=[.K9]/[.P9]" office:value-type="float" office:value="14.5412430832583" calcext:value-type="float">
            <text:p>14,5412430832583</text:p>
          </table:table-cell>
          <table:table-cell table:formula="of:=[.L9]/[.P9]" office:value-type="float" office:value="14.6699266503668" calcext:value-type="float">
            <text:p>14,6699266503668</text:p>
          </table:table-cell>
          <table:table-cell table:formula="of:=[.M9]/[.P9]" office:value-type="float" office:value="14.7986102174752" calcext:value-type="float">
            <text:p>14,7986102174752</text:p>
          </table:table-cell>
          <table:table-cell table:formula="of:=[.N9]/[.P9]" office:value-type="float" office:value="14.7986102174752" calcext:value-type="float">
            <text:p>14,7986102174752</text:p>
          </table:table-cell>
          <table:table-cell table:formula="of:=[.O9]/[.P9]" office:value-type="float" office:value="14.7986102174752" calcext:value-type="float">
            <text:p>14,798610217475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3">00.00.0000</text:date>, <text:time style:data-style-name="N2" text:time-value="11:02:57.4276969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0T17:13:10.706765959</meta:creation-date>
    <dc:date>2024-06-13T13:13:15.661945932</dc:date>
    <meta:editing-duration>P20DT1H40M23S</meta:editing-duration>
    <meta:editing-cycles>59</meta:editing-cycles>
    <meta:generator>LibreOffice/6.0.7.3$Linux_X86_64 LibreOffice_project/00m0$Build-3</meta:generator>
    <meta:document-statistic meta:table-count="1" meta:cell-count="83" meta:object-count="0"/>
  </office:meta>
</office:document-meta>
</file>